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oppins" svg:font-family="Poppins, 'Trebuchet MS', Helvetica, sans-serif"/>
    <style:font-face style:name="Roboto" svg:font-family="Roboto, Helvetica, sans-serif"/>
    <style:font-face style:name="var font-poppins" svg:font-family="'var font-poppin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f7c83" officeooo:paragraph-rsid="001f7c83"/>
    </style:style>
    <style:style style:name="P2" style:family="paragraph" style:parent-style-name="Standard">
      <style:paragraph-properties fo:text-align="start" style:justify-single-word="false"/>
      <style:text-properties officeooo:rsid="001f7c83" officeooo:paragraph-rsid="001f7c83"/>
    </style:style>
    <style:style style:name="P3" style:family="paragraph" style:parent-style-name="Standard">
      <style:paragraph-properties fo:text-align="start" style:justify-single-word="false"/>
      <style:text-properties officeooo:rsid="001f7c83" officeooo:paragraph-rsid="0020dde6"/>
    </style:style>
    <style:style style:name="P4" style:family="paragraph" style:parent-style-name="Standard">
      <style:paragraph-properties fo:text-align="start" style:justify-single-word="false"/>
      <style:text-properties officeooo:rsid="001f7c83" officeooo:paragraph-rsid="00228cf8"/>
    </style:style>
    <style:style style:name="P5" style:family="paragraph" style:parent-style-name="Standard">
      <style:paragraph-properties fo:text-align="start" style:justify-single-word="false"/>
      <style:text-properties officeooo:rsid="001f7c83" officeooo:paragraph-rsid="0024c163"/>
    </style:style>
    <style:style style:name="P6" style:family="paragraph" style:parent-style-name="Standard">
      <style:paragraph-properties fo:text-align="justify" style:justify-single-word="false"/>
      <style:text-properties officeooo:rsid="001f7c83" officeooo:paragraph-rsid="001f7c83"/>
    </style:style>
    <style:style style:name="P7" style:family="paragraph" style:parent-style-name="Standard">
      <style:paragraph-properties fo:text-align="justify" style:justify-single-word="false"/>
      <style:text-properties officeooo:rsid="001f7c83" officeooo:paragraph-rsid="0024c163"/>
    </style:style>
    <style:style style:name="P8" style:family="paragraph" style:parent-style-name="Standard">
      <style:paragraph-properties fo:text-align="start" style:justify-single-word="false"/>
      <style:text-properties fo:font-weight="bold" officeooo:rsid="001f7c83" officeooo:paragraph-rsid="001f7c83" style:font-weight-asian="bold" style:font-weight-complex="bold"/>
    </style:style>
    <style:style style:name="P9" style:family="paragraph" style:parent-style-name="Standard">
      <style:paragraph-properties fo:text-align="start" style:justify-single-word="false"/>
      <style:text-properties fo:font-weight="bold" officeooo:rsid="001f7c83" officeooo:paragraph-rsid="00228cf8" style:font-weight-asian="bold" style:font-weight-complex="bold"/>
    </style:style>
    <style:style style:name="P10" style:family="paragraph" style:parent-style-name="Standard">
      <style:paragraph-properties fo:text-align="start" style:justify-single-word="false"/>
      <style:text-properties fo:font-weight="bold" officeooo:rsid="001f7c83" officeooo:paragraph-rsid="0024c163" style:font-weight-asian="bold" style:font-weight-complex="bold"/>
    </style:style>
    <style:style style:name="P11" style:family="paragraph" style:parent-style-name="Standard">
      <style:paragraph-properties fo:text-align="justify" style:justify-single-word="false"/>
      <style:text-properties fo:font-weight="bold" officeooo:rsid="001f7c83" officeooo:paragraph-rsid="001f7c83" style:font-weight-asian="bold" style:font-weight-complex="bold"/>
    </style:style>
    <style:style style:name="P12" style:family="paragraph" style:parent-style-name="Standard">
      <style:paragraph-properties fo:text-align="justify" style:justify-single-word="false"/>
      <style:text-properties fo:font-weight="bold" officeooo:rsid="001f7c83" officeooo:paragraph-rsid="00228cf8" style:font-weight-asian="bold" style:font-weight-complex="bold"/>
    </style:style>
    <style:style style:name="P13" style:family="paragraph" style:parent-style-name="Standard">
      <style:paragraph-properties fo:text-align="justify" style:justify-single-word="false"/>
      <style:text-properties fo:font-weight="bold" officeooo:rsid="00245549" officeooo:paragraph-rsid="00245549" style:font-weight-asian="bold" style:font-weight-complex="bold"/>
    </style:style>
    <style:style style:name="P14" style:family="paragraph" style:parent-style-name="Standard">
      <style:paragraph-properties fo:text-align="justify" style:justify-single-word="false"/>
      <style:text-properties officeooo:paragraph-rsid="001f7c83"/>
    </style:style>
    <style:style style:name="P15" style:family="paragraph" style:parent-style-name="Standard">
      <style:paragraph-properties fo:text-align="justify" style:justify-single-word="false"/>
      <style:text-properties officeooo:rsid="00245549" officeooo:paragraph-rsid="00245549"/>
    </style:style>
    <style:style style:name="P16" style:family="paragraph" style:parent-style-name="Text_20_body">
      <style:paragraph-properties fo:text-align="justify" style:justify-single-word="false"/>
      <style:text-properties officeooo:rsid="001f7c83" officeooo:paragraph-rsid="0020dde6"/>
    </style:style>
    <style:style style:name="P17" style:family="paragraph" style:parent-style-name="Text_20_body">
      <style:paragraph-properties fo:text-align="start" style:justify-single-word="false"/>
      <style:text-properties officeooo:paragraph-rsid="0024c163"/>
    </style:style>
    <style:style style:name="T1" style:family="text">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style:font-name="Arial" fo:font-size="12pt" fo:letter-spacing="normal" fo:font-style="normal" fo:font-weight="normal" officeooo:rsid="001f7c83" style:font-size-asian="12pt" style:font-weight-asian="normal" style:font-size-complex="12pt" style:font-weight-complex="normal"/>
    </style:style>
    <style:style style:name="T3" style:family="text">
      <style:text-properties fo:font-variant="normal" fo:text-transform="none" style:font-name="Arial" fo:font-size="12pt" fo:letter-spacing="normal" fo:font-style="normal" fo:font-weight="normal" officeooo:rsid="0020dde6" style:font-size-asian="12pt" style:font-weight-asian="normal" style:font-size-complex="12pt" style:font-weight-complex="normal"/>
    </style:style>
    <style:style style:name="T4" style:family="text">
      <style:text-properties fo:font-variant="normal" fo:text-transform="none"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style:font-name="Arial" fo:font-size="12pt" fo:letter-spacing="normal" fo:font-style="normal" style:text-underline-style="none" fo:font-weight="normal" officeooo:rsid="001f7c83" style:font-size-asian="12pt" style:font-style-asian="normal" style:font-weight-asian="normal" style:font-size-complex="12pt" style:font-style-complex="normal" style:font-weight-complex="normal"/>
    </style:style>
    <style:style style:name="T6" style:family="text">
      <style:text-properties fo:font-variant="normal" fo:text-transform="none" fo:color="#656464"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656464" style:font-name="Arial" fo:font-size="12pt" fo:letter-spacing="normal" fo:font-style="normal" style:text-underline-style="none" fo:font-weight="normal" style:font-size-asian="12pt" style:font-style-asian="normal" style:font-size-complex="12pt" style:font-style-complex="normal"/>
    </style:style>
    <style:style style:name="T8" style:family="text">
      <style:text-properties fo:font-variant="normal" fo:text-transform="none" fo:color="#555555" style:font-name="Arial" fo:font-size="12pt" fo:letter-spacing="normal" fo:font-style="normal" fo:font-weight="normal" officeooo:rsid="0020dde6" style:font-size-asian="12pt" style:font-weight-asian="bold" style:font-size-complex="12pt" style:font-weight-complex="bold"/>
    </style:style>
    <style:style style:name="T9" style:family="text">
      <style:text-properties fo:font-variant="normal" fo:text-transform="none" fo:color="#555555" style:font-name="Arial" fo:font-size="12pt" fo:letter-spacing="normal" fo:font-style="normal" fo:font-weight="normal" style:font-size-asian="12pt" style:font-size-complex="12pt"/>
    </style:style>
    <style:style style:name="T10" style:family="text">
      <style:text-properties fo:font-variant="normal" fo:text-transform="none" fo:color="#555555" style:font-name="Arial" fo:font-size="12pt" fo:letter-spacing="normal" fo:font-style="normal" fo:font-weight="bold" officeooo:rsid="0020dde6" style:font-size-asian="12pt" style:font-size-complex="12pt"/>
    </style:style>
    <style:style style:name="T11" style:family="text">
      <style:text-properties fo:font-variant="normal" fo:text-transform="none" style:font-name="Liberation Serif"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style:font-name="Liberation Serif" fo:font-size="12pt" fo:letter-spacing="normal" fo:font-style="normal" style:text-underline-style="none" fo:font-weight="normal" officeooo:rsid="001f7c83" style:font-size-asian="12pt" style:font-style-asian="normal" style:font-weight-asian="normal" style:font-size-complex="12pt"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20dde6" style:font-weight-asian="bold" style:font-weight-complex="bold"/>
    </style:style>
    <style:style style:name="T15" style:family="text">
      <style:text-properties fo:font-weight="bold" officeooo:rsid="00228cf8"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0dde6" style:font-weight-asian="normal" style:font-weight-complex="normal"/>
    </style:style>
    <style:style style:name="T18" style:family="text">
      <style:text-properties fo:font-weight="normal" officeooo:rsid="00228cf8" style:font-weight-asian="normal" style:font-weight-complex="normal"/>
    </style:style>
    <style:style style:name="T19" style:family="text">
      <style:text-properties fo:font-weight="normal" officeooo:rsid="00245549" style:font-weight-asian="normal" style:font-weight-complex="normal"/>
    </style:style>
    <style:style style:name="T20" style:family="text">
      <style:text-properties fo:font-weight="normal" officeooo:rsid="0024c163" style:font-weight-asian="normal" style:font-weight-complex="normal"/>
    </style:style>
    <style:style style:name="T21" style:family="text">
      <style:text-properties officeooo:rsid="00245549"/>
    </style:style>
    <style:style style:name="T22" style:family="text">
      <style:text-properties officeooo:rsid="0024c16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SQUISA</text:p>
      <text:p text:style-name="P1"/>
      <text:p text:style-name="P2"/>
      <text:p text:style-name="P8">Conceito de teste de software:</text:p>
      <text:p text:style-name="P17"><text:span text:style-name="T2"><text:tab/></text:span></text:p>
      <text:p text:style-name="P17"><text:span text:style-name="T5"><text:tab/></text:span><text:span text:style-name="T12">O teste de software é uma maneira de avaliar a qualidade da aplicação e reduzir o risco de falha em operação. Testar software não é somente verificar se os requisitos foram atendidos ou se as estórias de usuário (User Stories), bem como demais especificações, foram contempladas. Atribui-se ao teste de software também a validação, ou seja, verificar se o sistema atenderá às necessidades do usuário e de outras partes interessadas em seu(s) ambiente(s) operacional(is). </text:span></text:p>
      <text:p text:style-name="P17"><text:span text:style-name="T5"/></text:p>
      <text:p text:style-name="P2"><text:span text:style-name="T13">Execução:</text:span></text:p>
      <text:p text:style-name="P2"><text:span text:style-name="T13"/></text:p>
      <text:p text:style-name="P16"><text:span text:style-name="T1"><text:tab/></text:span><text:span text:style-name="T11">Testar não consiste apenas em executar testes (executar o software e verificar os resultados). Executar testes é apenas umas das atividades.</text:span></text:p>
      <text:p text:style-name="P16"><text:span text:style-name="T11">Principais atividades envolvidas na execução do teste:</text:span></text:p>
      <text:p text:style-name="P16"><text:span text:style-name="T11">• Executar procedimentos de teste, suítes de teste e casos de teste, baseados em priorização;</text:span></text:p>
      <text:p text:style-name="P16"><text:span text:style-name="T11">• Registrar resultados da execução do teste;</text:span></text:p>
      <text:p text:style-name="P16"><text:span text:style-name="T11">• Comparar os resultados atuais com os resultados esperados;</text:span></text:p>
      <text:p text:style-name="P16"><text:span text:style-name="T11">• Identificar defeitos (bugs);</text:span></text:p>
      <text:p text:style-name="P16"><text:span text:style-name="T11">• Reportar defeitos e falhas;</text:span></text:p>
      <text:p text:style-name="P16"><text:span text:style-name="T11">• Executar novamente casos de teste que falharam;</text:span></text:p>
      <text:p text:style-name="P16"><text:span text:style-name="T11">• Executar casos de teste automatizados;</text:span></text:p>
      <text:p text:style-name="P16"><text:span text:style-name="T11">• Realizar testes de regressão.</text:span></text:p>
      <text:p text:style-name="P16"><text:span text:style-name="T11">• Dentro desse contexto, é muito importante ter em mente de forma clara as definições e diferenças entre erros, defeitos e falhas, visando a realização de reports e análises mais precisas:</text:span></text:p>
      <text:p text:style-name="P16"><text:span text:style-name="T11">Erros: Envolvem a ação humana e se manifestam a qualquer momento do desenvolvimento do software.</text:span></text:p>
      <text:p text:style-name="P16"><text:span text:style-name="T11">Defeitos: A manifestação de erros da ação humana, aquilo que usualmente chamamos de Bug.</text:span></text:p>
      <text:p text:style-name="P16"><text:span text:style-name="T11">Falhas: Diferenças indesejadas entre aquilo que se observa e o que é esperado.</text:span></text:p>
      <text:p text:style-name="P3"><text:span text:style-name="T13"/></text:p>
      <text:p text:style-name="P5"><text:span text:style-name="T13">Planejamento: </text:span></text:p>
      <text:p text:style-name="P5"><text:span text:style-name="T13"/></text:p>
      <text:p text:style-name="P5"><text:span text:style-name="T13"><text:tab/></text:span><text:span text:style-name="T16">Um plano de teste é feito para colaborar com o desenvolvimento de um software. É por meio desse plano que os componentes técnicos, funcionais, estruturais etc. serão verificados e validados, de modo a garantir o bom funcionamento do programa junto ao usuário final. Sendo assim, um plano de teste de software tem como foco garantir a confiabilidade e segurança de um software, identificando possíveis erros e falhas durante a sua confecção, ou mesmo depois.</text:span></text:p>
      <text:p text:style-name="P2"><text:span text:style-name="T16">Ele deve ser planejado em conjunto com a proposta do software, sendo aplicado em cada etapa do projeto e não somente no final.</text:span></text:p>
      <text:p text:style-name="P14"><text:soft-page-break/><text:span text:style-name="T14"><text:tab/></text:span></text:p>
      <text:p text:style-name="P2"><text:span text:style-name="T13">Analise</text:span><text:span text:style-name="T16"> </text:span><text:span text:style-name="T14">e Modelagem:</text:span></text:p>
      <text:p text:style-name="P2"><text:span text:style-name="T14"/></text:p>
      <text:p text:style-name="P6"><text:span text:style-name="T17"><text:tab/>É durante a etapa de Análise e Modelagem que as condições do teste são produzidas.</text:span></text:p>
      <text:p text:style-name="P6"><text:span text:style-name="T17"><text:tab/>Uma Condição de Teste define “o quê” será testado. Pode ser definida, de acordo com o BSTQB, como um item ou evento de um componente ou sistema que pode ser verificado por meio de um ou mais casos de teste. Ou seja, pode ser uma função, transação, característica, atributo de qualidade ou elemento estrutural. Tem como propósito transformar os objetivos do teste em algo tangível.</text:span></text:p>
      <text:p text:style-name="P6"><text:span text:style-name="T17"><text:tab/>Essa etapa do processo de teste tem o propósito de exercitar eficientemente as condições de uso do software, procurando atingir o máximo de cobertura com o mínimo de casos de teste.</text:span></text:p>
      <text:p text:style-name="P6"><text:span text:style-name="T17"><text:tab/>Aqui, </text:span><text:span text:style-name="T20">são especificadas</text:span><text:span text:style-name="T17"> as condições de teste (cobertura de itens) para um item de teste (componente ou funcionalidade do software que deve ser testado), detalhando a abordagem do teste e identificando os casos de teste de alto nível associados.</text:span></text:p>
      <text:p text:style-name="P6"><text:span text:style-name="T17"/></text:p>
      <text:p text:style-name="P6"><text:span text:style-name="T17">Durante a Análise e Modelagem do teste procura-se realizar:</text:span></text:p>
      <text:p text:style-name="P6"><text:span text:style-name="T17"/></text:p>
      <text:p text:style-name="P7"><text:span text:style-name="T20">• </text:span><text:span text:style-name="T17">A revisão da base de teste;</text:span></text:p>
      <text:p text:style-name="P7"><text:span text:style-name="T20">• </text:span><text:span text:style-name="T17">A identificação das condições de teste;</text:span></text:p>
      <text:p text:style-name="P7"><text:span text:style-name="T20">• </text:span><text:span text:style-name="T17">A identificação dos requisitos de dados do teste;</text:span></text:p>
      <text:p text:style-name="P7"><text:span text:style-name="T20">• </text:span><text:span text:style-name="T17">A priorização das condições de teste;</text:span></text:p>
      <text:p text:style-name="P7"><text:span text:style-name="T20">• </text:span><text:span text:style-name="T17">A avaliação da testabilidade dos requisitos e sistema;</text:span></text:p>
      <text:p text:style-name="P7"><text:span text:style-name="T20">• </text:span><text:span text:style-name="T17">A modelagem do setup (ambiente de testes);</text:span></text:p>
      <text:p text:style-name="P7"><text:span text:style-name="T20">• </text:span><text:span text:style-name="T17">A identificação de requisitos de infraestrutura;</text:span></text:p>
      <text:p text:style-name="P7"><text:span text:style-name="T20">• </text:span><text:span text:style-name="T17">A identificação de ferramentas que serão utilizadas.</text:span></text:p>
      <text:p text:style-name="P2"><text:span text:style-name="T17"/></text:p>
      <text:p text:style-name="P3"><text:span text:style-name="T13">Imple</text:span><text:span text:style-name="T15">me</text:span><text:span text:style-name="T13">ntação de testes:</text:span></text:p>
      <text:p text:style-name="P3"><text:span text:style-name="T13"/></text:p>
      <text:p text:style-name="P3"><text:span text:style-name="T13"><text:tab/></text:span><text:span text:style-name="T16">Durante a etapa de Implementação do teste, procura-se realizar a especificação dos procedimentos e/ou scripts de teste através da combinação de casos de teste em ordem particular.</text:span></text:p>
      <text:p text:style-name="P4"><text:span text:style-name="T16">Ou seja: é </text:span><text:span text:style-name="T18">a </text:span><text:span text:style-name="T16">hora de transformar condições de teste em casos e procedimentos de teste. Casos de teste lógicos devem ser transformados em casos de teste concretos, que serão utilizados posteriormente para a execução.</text:span></text:p>
      <text:p text:style-name="P3"><text:span text:style-name="T16"/></text:p>
      <text:p text:style-name="P3"><text:span text:style-name="T16">Principais atividades envolvidas na Implementação do teste:</text:span></text:p>
      <text:p text:style-name="P3"><text:span text:style-name="T16"/></text:p>
      <text:p text:style-name="P5"><text:span text:style-name="T20">• </text:span><text:span text:style-name="T16">Identificar, desenvolver, finalizar, implementar e priorizar Casos de Teste;</text:span></text:p>
      <text:p text:style-name="P5"><text:span text:style-name="T20">• </text:span><text:span text:style-name="T16">Desenvolver e priorizar procedimentos de teste;</text:span></text:p>
      <text:p text:style-name="P5"><text:span text:style-name="T20">• </text:span><text:span text:style-name="T16">Criar dados de teste;</text:span></text:p>
      <text:p text:style-name="P5"><text:span text:style-name="T20">• </text:span><text:span text:style-name="T16">Preparar equipamento de teste;</text:span></text:p>
      <text:p text:style-name="P5"><text:span text:style-name="T20">• </text:span><text:span text:style-name="T16">Automatizar casos de teste;</text:span></text:p>
      <text:p text:style-name="P5"><text:span text:style-name="T20">• </text:span><text:span text:style-name="T16">Implementar e verificar o ambiente de testes corretamente;</text:span></text:p>
      <text:p text:style-name="P5"><text:span text:style-name="T20">• </text:span><text:span text:style-name="T16">Verificar e atualizar a rastreabilidade bidirecional entre a base de teste e os casos de teste.</text:span><text:span text:style-name="T13"><text:tab/></text:span></text:p>
      <text:p text:style-name="P8"/>
      <text:p text:style-name="P8">Relatório de progresso:</text:p>
      <text:p text:style-name="P8"><text:span text:style-name="T16"><text:tab/></text:span></text:p>
      <text:p text:style-name="P8"/>
      <text:p text:style-name="P8">Resultados:</text:p>
      <text:p text:style-name="P8"><text:tab/></text:p>
      <text:p text:style-name="P8"/>
      <text:p text:style-name="P8"/>
      <text:p text:style-name="P8"/>
      <text:p text:style-name="P8"><text:soft-page-break/>Avaliação da qualidade:</text:p>
      <text:p text:style-name="P8"/>
      <text:p text:style-name="P12"><text:span text:style-name="T16"><text:tab/>Conformidade com requisitos funcionais e de desempenho, padrões de desenvolvimento documentados e características implícitas esperadas de todo software profissionalmente desenvolvido.<text:tab/></text:span></text:p>
      <text:p text:style-name="P8"><text:span text:style-name="T16"/></text:p>
      <text:p text:style-name="P9">Validação:</text:p>
      <text:p text:style-name="P9"/>
      <text:p text:style-name="P9"><text:span text:style-name="T16"><text:tab/>Assegurar que o produto final corresponda aos requisitos do usuário.<text:tab/></text:span></text:p>
      <text:p text:style-name="P9"><text:s/></text:p>
      <text:p text:style-name="P8">Teste x depuração: </text:p>
      <text:p text:style-name="P8"/>
      <text:p text:style-name="P11"><text:span text:style-name="T21">Teste</text:span><text:span text:style-name="T19">: Teste é o processo de explorar um software com o objetivo de encontrar defeitos. E não apenas isso, além de localizar os defeitos, é necessário definir o que acontecerá com eles.</text:span></text:p>
      <text:p text:style-name="P11"><text:span text:style-name="T19"><text:tab/>O teste deve ocorrer em todo o ciclo de vida do projeto, para assegurar que o software está em conformidade com o que foi especificado. <text:s/>O teste pode ser feito pelo testador de forma manual ou automatizada. </text:span></text:p>
      <text:p text:style-name="P11"><text:span text:style-name="T19">Há diversas ferramentas de testes que visam automatizar o teste de aplicações.</text:span></text:p>
      <text:p text:style-name="P11"><text:span text:style-name="T19"><text:tab/>Os testes são realizados por testadores, podem ser feitos de forma automatizada por ferramentas ou manual, podem ser predefinidos ao iniciar o teste e o resultado pode ser previsto, servem encontrar para falhas na programação e o objetivo principal é encontrar um bug.</text:span></text:p>
      <text:p text:style-name="P11"><text:span text:style-name="T19"/></text:p>
      <text:p text:style-name="P13">Depuração:<text:span text:style-name="T16"> Após uma equipe de desenvolvimento receber um relatório da equipe de testes, se houver defeitos, eles começarão a depurar. Depurar é o processo de consertar algo que se sabe que está quebrado. O objetivo é encontrar o bug e se livrar dele.</text:span></text:p>
      <text:p text:style-name="P13"><text:span text:style-name="T16"><text:tab/>O foco é o detalhe da execução, há uma preocupação com os algoritmos e as mudanças de estado. Em geral, para determinar o que está acontecendo, é utilizado uma ferramenta chamada de debbuguer. </text:span></text:p>
      <text:p text:style-name="P15"><text:span text:style-name="T16"><text:tab/>A depuração é realizada por desenvolvedores, pode ser feita apenas manualmente, começa com condições desconhecidas e é difícil prever o resultado, e o objetivo principal é encontrar a causa do bug e se livrar do mesmo. </text:span></text:p>
      <text:p text:style-name="P2"/>
      <text:p text:style-name="P8">Aplicativos <text:span text:style-name="T22">de teste de software</text:span>:<text:span text:style-name="T16"> </text:span></text:p>
      <text:p text:style-name="P8"><text:span text:style-name="T16"/></text:p>
      <text:p text:style-name="P10"><text:span text:style-name="T20">• </text:span><text:span text:style-name="T16">Selenium</text:span></text:p>
      <text:p text:style-name="P10"><text:span text:style-name="T20">• </text:span><text:span text:style-name="T16">Testing-Whiz</text:span></text:p>
      <text:p text:style-name="P10"><text:span text:style-name="T20">• </text:span><text:span text:style-name="T16">TestComplete</text:span></text:p>
      <text:p text:style-name="P10"><text:span text:style-name="T20">• </text:span><text:span text:style-name="T16">Telerik TestStudio</text:span></text:p>
      <text:p text:style-name="P10"><text:span text:style-name="T20">• </text:span><text:span text:style-name="T16">WatiN</text:span></text:p>
      <text:p text:style-name="P8"><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oppins" svg:font-family="Poppins, 'Trebuchet MS', Helvetica, sans-serif"/>
    <style:font-face style:name="Roboto" svg:font-family="Roboto, Helvetica, sans-serif"/>
    <style:font-face style:name="var font-poppins" svg:font-family="'var font-poppin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0T08:16:02.117000000</meta:creation-date>
    <dc:date>2022-06-10T09:11:03.266000000</dc:date>
    <meta:editing-duration>PT3M7S</meta:editing-duration>
    <meta:editing-cycles>1</meta:editing-cycles>
    <meta:document-statistic meta:table-count="0" meta:image-count="0" meta:object-count="0" meta:page-count="3" meta:paragraph-count="71" meta:word-count="986" meta:character-count="6169" meta:non-whitespace-character-count="5219"/>
    <meta:generator>LibreOffice/6.2.7.1$Windows_X86_64 LibreOffice_project/23edc44b61b830b7d749943e020e96f5a7df63bf</meta:generator>
  </office:meta>
</office:document-meta>
</file>